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_20_Text">
      <style:text-properties fo:font-weight="bold" style:font-weight-asian="bold" style:font-weight-complex="bold"/>
    </style:style>
    <style:style style:name="P2" style:family="paragraph" style:parent-style-name="Body_20_Text">
      <style:text-properties fo:font-style="italic" style:font-style-asian="italic" style:font-style-complex="italic"/>
    </style:style>
    <style:style style:name="P3" style:family="paragraph" style:parent-style-name="Body_20_Text">
      <style:text-properties style:text-underline-style="none" fo:font-weight="bold" style:font-weight-asian="bold" style:font-weight-complex="bold"/>
    </style:style>
    <style:style style:name="P4" style:family="paragraph" style:parent-style-name="Body_20_Text">
      <style:text-properties fo:font-weight="normal" style:font-weight-asian="normal" style:font-weight-complex="normal"/>
    </style:style>
    <style:style style:name="P5" style:family="paragraph" style:parent-style-name="Body_20_Text">
      <style:text-properties fo:font-size="10pt" style:font-size-asian="10pt" style:font-size-complex="10pt"/>
    </style:style>
    <style:style style:name="P6" style:family="paragraph" style:parent-style-name="Body_20_Text">
      <style:text-properties style:use-window-font-color="true" style:font-name="Arial" fo:font-size="9pt" style:font-name-asian="Lucida Console" style:font-size-asian="9pt" style:font-name-complex="Lucida Console" style:font-size-complex="9pt"/>
    </style:style>
    <style:style style:name="P7" style:family="paragraph" style:parent-style-name="Body_20_Text">
      <style:text-properties style:use-window-font-color="true" style:font-name="Arial" fo:font-size="10pt" style:font-name-asian="Lucida Console" style:font-size-asian="10pt" style:font-name-complex="Lucida Console" style:font-size-complex="10pt"/>
    </style:style>
    <style:style style:name="P8" style:family="paragraph" style:parent-style-name="Body_20_Text">
      <style:text-properties style:use-window-font-color="true" style:font-name="Arial" fo:font-size="10pt" fo:font-weight="normal" style:font-name-asian="Lucida Console" style:font-size-asian="10pt" style:font-weight-asian="normal" style:font-name-complex="Lucida Console" style:font-size-complex="10pt" style:font-weight-complex="normal"/>
    </style:style>
    <style:style style:name="P9" style:family="paragraph" style:parent-style-name="Body_20_Text">
      <style:text-properties style:use-window-font-color="true" style:font-name="Arial" style:font-name-asian="Lucida Console" style:font-name-complex="Lucida Console"/>
    </style:style>
    <style:style style:name="P10" style:family="paragraph" style:parent-style-name="Text_20_body">
      <style:text-properties fo:font-style="italic" style:font-style-asian="italic" style:font-style-complex="italic"/>
    </style:style>
    <style:style style:name="P11"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12" style:family="paragraph" style:parent-style-name="Section_20_Heading">
      <style:paragraph-properties fo:margin-top="0in" fo:margin-bottom="0.0835in"/>
      <style:text-properties style:use-window-font-color="true" style:font-name="Arial" fo:font-size="16pt" style:font-name-asian="Lucida Console" style:font-size-asian="16pt" style:font-name-complex="Lucida Console" style:font-size-complex="16pt"/>
    </style:style>
    <style:style style:name="P13" style:family="paragraph" style:parent-style-name="Section_20_Heading">
      <style:text-properties style:use-window-font-color="true" style:font-name="Arial" style:font-name-asian="Lucida Console" style:font-name-complex="Lucida Console"/>
    </style:style>
    <style:style style:name="P14" style:family="paragraph" style:parent-style-name="Body_20_Text" style:list-style-name="L1"/>
    <style:style style:name="P15" style:family="paragraph" style:parent-style-name="Body_20_Text" style:list-style-name="L2"/>
    <style:style style:name="P16" style:family="paragraph" style:parent-style-name="Body_20_Text" style:list-style-name="L3"/>
    <style:style style:name="P17" style:family="paragraph" style:parent-style-name="Body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text-properties style:font-name="Arial" fo:font-size="20pt"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9pt" fo:font-weight="bold" style:font-size-asian="9pt" style:font-weight-asian="bold" style:font-size-complex="9pt" style:font-weight-complex="bold"/>
    </style:style>
    <style:style style:name="T5" style:family="text">
      <style:text-properties fo:font-weight="normal" style:font-weight-asian="normal" style:font-weight-complex="normal"/>
    </style:style>
    <style:style style:name="T6" style:family="text">
      <style:text-properties style:use-window-font-color="true" style:font-name="Lucida Console" fo:font-size="12pt" style:font-name-asian="Lucida Console" style:font-size-asian="12pt" style:font-name-complex="Lucida Console" style:font-size-complex="12pt"/>
    </style:style>
    <style:style style:name="T7" style:family="text">
      <style:text-properties style:use-window-font-color="true" style:font-name="Arial" style:font-name-asian="Lucida Console" style:font-name-complex="Lucida Console"/>
    </style:style>
    <style:style style:name="T8" style:family="text">
      <style:text-properties style:use-window-font-color="true" style:font-name="Arial" fo:font-weight="bold" style:font-name-asian="Lucida Console" style:font-weight-asian="bold" style:font-name-complex="Lucida Console" style:font-weight-complex="bold"/>
    </style:style>
    <style:style style:name="T9" style:family="text">
      <style:text-properties style:use-window-font-color="true" style:font-name="Arial" fo:font-size="10pt" fo:font-weight="normal" style:font-name-asian="Lucida Console" style:font-size-asian="10pt" style:font-weight-asian="normal" style:font-name-complex="Lucida Console"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orkflow Management</text:p>
      <text:p text:style-name="P18"/>
      <text:p text:style-name="P17">Note: Commands are issued from git bash</text:p>
      <text:p text:style-name="Body_20_Text"/>
      <text:p text:style-name="Body_20_Text">Workflows can help you speed up development, because that automate your processes, and help you work faster and more efficiently by taking care of useful <text:s/>tasks.</text:p>
      <text:p text:style-name="Body_20_Text">Examples:</text:p>
      <text:list xml:id="list2882993911452300897" text:style-name="L1">
        <text:list-item>
          <text:p text:style-name="P14">loading your browsers when a file is updated.</text:p>
        </text:list-item>
        <text:list-item>
          <text:p text:style-name="P14">compressing your images, when you're ready to deploy your website. </text:p>
        </text:list-item>
        <text:list-item>
          <text:p text:style-name="P14">Process SASS or Coffee Script, t - <text:s/>automate the process, of converting your files to native languages. </text:p>
        </text:list-item>
        <text:list-item>
          <text:p text:style-name="P14">combining and minifying your JavaScripts. </text:p>
        </text:list-item>
        <text:list-item>
          <text:p text:style-name="P14"/>
        </text:list-item>
      </text:list>
      <text:p text:style-name="Section_20_Heading">Creating a package.json file</text:p>
      <text:p text:style-name="Body_20_Text"/>
      <text:p text:style-name="Command_20_Line">workflows &gt; npm init</text:p>
      <text:p text:style-name="git_20_Response">This utility will walk you through creating a package.json file.</text:p>
      <text:p text:style-name="git_20_Response">It only covers the most common items, and tries to guess sensible defaults.</text:p>
      <text:p text:style-name="git_20_Response"/>
      <text:p text:style-name="git_20_Response">See `npm help json` for definitive documentation on these fields</text:p>
      <text:p text:style-name="git_20_Response">and exactly what they do.</text:p>
      <text:p text:style-name="git_20_Response"/>
      <text:p text:style-name="git_20_Response">Use `npm install &lt;pkg&gt; --save` afterwards to install a package and</text:p>
      <text:p text:style-name="git_20_Response">save it as a dependency in the package.json file.</text:p>
      <text:p text:style-name="git_20_Response"/>
      <text:p text:style-name="git_20_Response">Press ^C at any time to quit.</text:p>
      <text:p text:style-name="git_20_Response">name: (workflows)</text:p>
      <text:p text:style-name="git_20_Response">version: (1.0.0) 0.0.1</text:p>
      <text:p text:style-name="git_20_Response">description: A project to showcase workflows</text:p>
      <text:p text:style-name="git_20_Response">entry point: (index.js)</text:p>
      <text:p text:style-name="git_20_Response">test command:</text:p>
      <text:p text:style-name="git_20_Response">git repository: ?.git</text:p>
      <text:p text:style-name="git_20_Response">keywords:</text:p>
      <text:p text:style-name="git_20_Response">author: JMS</text:p>
      <text:p text:style-name="git_20_Response">license: (ISC)</text:p>
      <text:p text:style-name="git_20_Response">About to write to C:\xampp\htdocs\WorkFlow-Git-Gulp_Browserify\Ex_Files_WPW_GGB\workflows\package.json:</text:p>
      <text:p text:style-name="git_20_Response">{</text:p>
      <text:p text:style-name="git_20_Response"><text:s text:c="2"/>"name": "workflows",</text:p>
      <text:p text:style-name="git_20_Response"><text:s text:c="2"/>"version": "0.0.1",</text:p>
      <text:p text:style-name="git_20_Response"><text:s text:c="2"/>"description": "A project to showcase workflows",</text:p>
      <text:p text:style-name="git_20_Response"><text:s text:c="2"/>"main": "index.js",</text:p>
      <text:p text:style-name="git_20_Response"><text:s text:c="2"/>"scripts": {</text:p>
      <text:p text:style-name="git_20_Response"><text:s text:c="4"/>"test": "echo \"Error: no test specified\" &amp;&amp; exit 1"</text:p>
      <text:p text:style-name="git_20_Response"><text:s text:c="2"/>},</text:p>
      <text:p text:style-name="git_20_Response"><text:s text:c="2"/>"repository": {</text:p>
      <text:p text:style-name="git_20_Response"><text:s text:c="4"/>"type": "git",</text:p>
      <text:p text:style-name="git_20_Response"><text:s text:c="4"/>"url": "?.git" – <text:span text:style-name="T4">when you create a remote repository for this project, paste that url in the package.json file</text:span></text:p>
      <text:p text:style-name="git_20_Response"><text:s text:c="2"/>},</text:p>
      <text:p text:style-name="git_20_Response"><text:s text:c="2"/>"author": "JMS",</text:p>
      <text:p text:style-name="git_20_Response"><text:s text:c="2"/>"license": "ISC"</text:p>
      <text:p text:style-name="git_20_Response">}</text:p>
      <text:p text:style-name="git_20_Response">Is this ok? (yes)</text:p>
      <text:p text:style-name="Body_20_Text"><text:soft-page-break/>Creating a package.json file might seem a little bit superfluous at first, but it's a great way to store and communicate some basic information about your project. Later on you'll see that it becomes critical when keeping track of your project requirements. </text:p>
      <text:p text:style-name="Chapter_20_Heading">Setting up a Development Workflow</text:p>
      <text:p text:style-name="Body_20_Text"/>
      <text:p text:style-name="Section_20_Heading">Installing gulp.js</text:p>
      <text:p text:style-name="Body_20_Text">Installing Gulp on the computer - npm install -g Gulp from the git bash terminal</text:p>
      <text:p text:style-name="Body_20_Text"/>
      <text:p text:style-name="Body_20_Text">Dependencies, are things are project is going to need in order to run. Whereas developer dependencies, are things that the project will need when you're programming it. But not in order for it to be served. </text:p>
      <text:p text:style-name="Body_20_Text"/>
      <text:p text:style-name="Body_20_Text">In our project - there's a <text:span text:style-name="T1">couple of ways</text:span> to install gulp and other plug-ins as dependencies. </text:p>
      <text:p text:style-name="Body_20_Text">First, we can do it manually by adding it to our package.jason file </text:p>
      <text:p text:style-name="Body_20_Text">"devDependencies": {</text:p>
      <text:p text:style-name="Body_20_Text"><text:s text:c="4"/>"gulp": "^3.6.2",</text:p>
      <text:p text:style-name="Body_20_Text"><text:s text:c="4"/>"gulp-util": "^2.2.14"</text:p>
      <text:p text:style-name="Body_20_Text"><text:s text:c="2"/>} <text:s/></text:p>
      <text:p text:style-name="Body_20_Text"/>
      <text:p text:style-name="Body_20_Text">The <text:span text:style-name="T1">easier</text:span> <text:span text:style-name="T1">way</text:span> to do this is to switch back over to our terminal, and type in npm install, and then either use --save to save dependencies, or --save -dev to save it as a developer dependency. </text:p>
      <text:p text:style-name="Command_20_Line">npm install --save-dev gulp</text:p>
      <text:p text:style-name="Body_20_Text">When we add things like this npm is automatically going to fill out (or update) our projects.json file for us.</text:p>
      <text:p text:style-name="Body_20_Text"/>
      <text:p text:style-name="Body_20_Text">So, now we're ready to add some commands, and to do that we're going to need a file. In our work flows folder called gulpfile.js. This is the file that tells Gulp what to do when it runs. </text:p>
      <text:p text:style-name="Body_20_Text"/>
      <text:p text:style-name="P1">Process for creating gulpfile.js</text:p>
      <text:p text:style-name="Body_20_Text">First, you need to use node js's require command, to input the plug-in into this file. So, we'll create a variable called Gulp. And we'll set it to the require statement. This is a node js command that says, bring in the Gulp library and assign it to this variable. So all the methods and properties, from our gulp plug-in are going to be assigned to this variable. We can now use this gulp variable to issue different commands. And Gulp works by allowing you to create different tasks. </text:p>
      <text:p text:style-name="Body_20_Text"/>
      <text:p text:style-name="Body_20_Text">Gulp has a special plug in called g-util. It allows you to do different things, including outputting something to the console with a method called log. But in order to use this plugin, we'll also have to install it via the terminal. So I'm going to hit the Up Arrow until I get my previous install command, and add gulp-util. </text:p>
      <text:p text:style-name="Command_20_Line">npm install --save-dev gulp-util</text:p>
      <text:p text:style-name="Body_20_Text"/>
      <text:p text:style-name="Body_20_Text">So now that we have that in our project, you'll notice that the package.json file will also get updated with this new plug-in. </text:p>
      <text:p text:style-name="Body_20_Text"/>
      <text:p text:style-name="Body_20_Text">Now we can tell Gulp to use the task method, and then create a task that we called something like log. This can be any name you want. This is the name of what we are trying to do. And then, we can execute a function literal here, to do whatever we want inside our log task. </text:p>
      <text:p text:style-name="Body_20_Text"/>
      <text:p text:style-name="Body_20_Text"/>
      <text:p text:style-name="Body_20_Text">So back in our Gulp file, we need to also assign the gulp-util plugion to a variable called gutil, and then require the gulp-util plug-in and feed all the methods and properties of the gulp-util plugin into this gutil variable. So now that, we have that we can use that inside our task. </text:p>
      <text:p text:style-name="Body_20_Text">We write a line to execute a simple logging task. We'll use the gutil variable we created, and ask it to use the log method to just print something out to the console - “workflows are awesome”</text:p>
      <text:p text:style-name="Body_20_Text"/>
      <text:p text:style-name="Body_20_Text">gulpfile.js now looks like this:</text:p>
      <text:p text:style-name="Body_20_Text"><text:soft-page-break/></text:p>
      <text:p text:style-name="Body_20_Text">var gulp = require('gulp'),</text:p>
      <text:p text:style-name="Body_20_Text"><text:s text:c="4"/>gutil = require('gulp-util');</text:p>
      <text:p text:style-name="Body_20_Text"/>
      <text:p text:style-name="Body_20_Text">gulp.task('log', function() {</text:p>
      <text:p text:style-name="Body_20_Text"><text:s text:c="2"/>gutil.log('Workflows are awesome');</text:p>
      <text:p text:style-name="Body_20_Text">});</text:p>
      <text:p text:style-name="Body_20_Text"/>
      <text:p text:style-name="Body_20_Text"/>
      <text:p text:style-name="Body_20_Text">Now we're ready to execute a command. Switch back over to the terminal, type in gulp, and then issue this log task that we created. It's going to look for that gulpfile.js, and try to execute this task - <text:s/>we asked it to log. It's also telling me which Gulp file it's using. It's going to assume that if there's one called gulpfile.js that's the one it needs.</text:p>
      <text:p text:style-name="Command_20_Line"><text:s/>gulp log</text:p>
      <text:p text:style-name="git_20_Response">[12:15:52] Using gulpfile C:\xampp\htdocs\JMS-Workflow\gulpfile.js</text:p>
      <text:p text:style-name="git_20_Response">[12:15:52] Starting 'log'...</text:p>
      <text:p text:style-name="git_20_Response">[12:15:52] Workflows are awesome</text:p>
      <text:p text:style-name="git_20_Response">[12:15:52] Finished 'log' after 1.31 ms</text:p>
      <text:p text:style-name="git_20_Response"/>
      <text:p text:style-name="Body_20_Text">Now commit those changes and push them to you remote repository</text:p>
      <text:p text:style-name="Command_20_Line">git commit -m "Installed gulp and gutil"</text:p>
      <text:p text:style-name="git_20_Response">[master ebd6524] Installed gulp and gutil</text:p>
      <text:p text:style-name="git_20_Response"><text:s/>2 files changed, 11 insertions(+), 1 deletion(-)</text:p>
      <text:p text:style-name="git_20_Response"><text:s/>create mode 100644 gulpfile.js</text:p>
      <text:p text:style-name="Command_20_Line">git push</text:p>
      <text:p text:style-name="git_20_Response">Counting objects: 4, done.</text:p>
      <text:p text:style-name="git_20_Response">Delta compression using up to 8 threads.</text:p>
      <text:p text:style-name="git_20_Response">Compressing objects: 100% (4/4), done.</text:p>
      <text:p text:style-name="git_20_Response">Writing objects: 100% (4/4), 515 bytes | 0 bytes/s, done.</text:p>
      <text:p text:style-name="git_20_Response">Total 4 (delta 2), reused 0 (delta 0)</text:p>
      <text:p text:style-name="git_20_Response">remote: Resolving deltas: 100% (2/2), completed with 2 local objects.</text:p>
      <text:p text:style-name="git_20_Response">To https://github.com/greenleafservices/workflows.git</text:p>
      <text:p text:style-name="git_20_Response"><text:s text:c="3"/>dde53eb..ebd6524 <text:s/>master -&gt; master</text:p>
      <text:p text:style-name="git_20_Response"/>
      <text:p text:style-name="Section_20_Heading">Processing a task with gulp-coffee</text:p>
      <text:p text:style-name="Body_20_Text">First install the plugin</text:p>
      <text:p text:style-name="Command_20_Line"><text:s/>npm install --save-dev gulp-coffee</text:p>
      <text:p text:style-name="Body_20_Text">Once that's installed it's going to appear as one of your developer dependencies in your package.json files, so it gets added right here. So next we are going to go back into our gulp file and we are going to add another variable. </text:p>
      <text:p text:style-name="Body_20_Text">From lynda.com - <text:span text:style-name="T2">“We are going to take the context of the gulp coffee plugging and I put them on a variable which I'll call coffee. Using the required method and then we'll pass along all the methods and properties from gulp-coffee into this variable. Now remember when you're creating these that I'm using a comma at the end of every one of these lines, and the last one needs to have a semicolon. Now once I have that, I need to start working on my task. I'm going to delete this log task because it's not really doing anything important. So, I'll create a new one, gulp.task and this one's going to be called coffee. </text:span></text:p>
      <text:p text:style-name="P2">So just like before we'll create an anonymous function here. And with gulp.js what you want to do is first specify where the original location of what you want to process is, so you use the source method, and you can either tell it to process an array of files or an individual file. So I'm just going to use an individual file for right now, and I'll specify that this file is in the components folder then the coffee folder, and it's called tagline.coffee. So that would be the file that's right here. </text:p>
      <text:p text:style-name="P2">Now once I do that, I need to pipe that. So I usually indent this, so I need to send the contents of what we got from this source method and send it to or pipe it to my coffee variable that I created here with all the methods from the gulf coffee plug-in. So what I want to do is go ahead and pipe it through that plug-in, and if I want to I <text:soft-page-break/>can specify some options. The one that I'm going to need now is called bare true and what it does is it compiles to JavaScript without putting it in a safety wrapper like it normally would. </text:p>
      <text:p text:style-name="P2">Now one thing I want to do here is, right inside this pipe, I want to execute an on method and do something in case there is an error. By default, the gulp coffee plug-in will send an error whenever it finds some invalid coffee script. </text:p>
      <text:p text:style-name="P10">Now if you don't catch this error, the entire gulp function is going to crash. So your terminal would actually stop from working. So just in case that happens, we're going to execute the on error function so that our crashes will not stop the execution of any other gulp task. We'll go ahead and output this using the gutil variable and send the error information as a log to the console. That's what we're doing here. Now I'm going to close this out. So this close parenthesis is actually matching this other one right here. </text:p>
      <text:p text:style-name="P10">And I'm going to take the results of the coffee command and then pipe it along somewhere else. So here we're going to pipe it to a new method. So this method is going to be part of the gulp variable, and it's going to be destination. So this would mean where we want to send the file to once this process is done. So once we finish processing the coffee script, we're going to put this new file in the components folder and then in the scripts folder. So, we're going to move the file from this coffee folder right here, and we're going to move it into this scripts folder that has all the rest of our JavaScript. </text:p>
      <text:p text:style-name="P10">So let me go ahead and save that, and I'll move over to my terminal and type in the gulp coffee command. Right, so this should have moved our file into this scripts folder, so we should have something called tagline.js. It'll be named whatever the old file was named and add the .js extension. So if we click on this, we should see our converted coffee script. “</text:p>
      <text:p text:style-name="Body_20_Text">Coffee script – tagline.coffee </text:p>
      <text:p text:style-name="Body_20_Text">do fill = (item = 'The most creative minds in Art') -&gt;</text:p>
      <text:p text:style-name="Body_20_Text"><text:s text:c="2"/>$('.tagline').append "#{item}"</text:p>
      <text:p text:style-name="Body_20_Text">fill</text:p>
      <text:p text:style-name="Body_20_Text">is interpreted interpreted tagline.js</text:p>
      <text:p text:style-name="Body_20_Text">var fill;</text:p>
      <text:p text:style-name="Body_20_Text"/>
      <text:p text:style-name="Body_20_Text">(fill = function(item) {</text:p>
      <text:p text:style-name="Body_20_Text"><text:s text:c="2"/>return $('.tagline').append("" + item);</text:p>
      <text:p text:style-name="Body_20_Text">})('The most creative minds in Art');</text:p>
      <text:p text:style-name="Body_20_Text"/>
      <text:p text:style-name="Body_20_Text">fill;</text:p>
      <text:p text:style-name="Body_20_Text"/>
      <text:p text:style-name="P10">You can also add a variable for he location of the source of the coffee scripts</text:p>
      <text:p text:style-name="Body_20_Text">var coffeeSources = ['components/coffee/tagline.coffee'];</text:p>
      <text:p text:style-name="Body_20_Text"/>
      <text:p text:style-name="Body_20_Text">gulp.task('coffee', function() {</text:p>
      <text:p text:style-name="Body_20_Text"><text:s text:c="2"/>gulp.src(coffeeSources)</text:p>
      <text:p text:style-name="Body_20_Text"/>
      <text:p text:style-name="Body_20_Text">Update remote repository using git</text:p>
      <text:p text:style-name="P10"/>
      <text:p text:style-name="Section_20_Heading">Combining JavaScript</text:p>
      <text:p text:style-name="Body_20_Text">We want to combine all of our different scripts into a single file. Now to do that, we use a plugin called Gulp-Concat, which stands for concatenation. </text:p>
      <text:p text:style-name="Command_20_Line"><text:s/>npm install --save-dev gulp-concat</text:p>
      <text:p text:style-name="Body_20_Text"/>
      <text:p text:style-name="Body_20_Text">Go back to gulpfile.js and add this as a variable. </text:p>
      <text:p text:style-name="P3"><text:s/>concat – require('gulp-concat');</text:p>
      <text:p text:style-name="Body_20_Text"><text:soft-page-break/></text:p>
      <text:p text:style-name="Body_20_Text">Now we need to decide which JavaScript files we want to process, and also in what order. </text:p>
      <text:p text:style-name="Body_20_Text">In gulpfile.js you can control the order that these get processed in, by the order that they appear in the array. So now that we've done that, we're ready to create our next task. </text:p>
      <text:p text:style-name="Body_20_Text">gulp.task('js', function() {</text:p>
      <text:p text:style-name="Body_20_Text"><text:s text:c="2"/>gulp.src(jsSources)</text:p>
      <text:p text:style-name="Body_20_Text"><text:s text:c="4"/>.pipe(concat('script.js'))</text:p>
      <text:p text:style-name="Body_20_Text"><text:s text:c="4"/>.pipe(gulp.dest('builds/development/js'))</text:p>
      <text:p text:style-name="Body_20_Text">});</text:p>
      <text:p text:style-name="Body_20_Text"/>
      <text:p text:style-name="Body_20_Text">Now running gulp js will put all js script files in the gulpfile.js file into one js script file -we're doing this because a browser will take time to lad each file individually and will not start processing until they are all loaded. Having all the js in one file make the website load faster.</text:p>
      <text:p text:style-name="Body_20_Text"/>
      <text:p text:style-name="Section_20_Heading">Importing libraries with Browserify</text:p>
      <text:p text:style-name="Body_20_Text">Using Browserify makes it super simple to add libraries and keep them in sync with your project. </text:p>
      <text:p text:style-name="Body_20_Text">You can do other things with Browserify, including loading you own modules with the require statement. So any of these JavaScript files can also be added to other JavaScript files using require.</text:p>
      <text:p text:style-name="Body_20_Text"/>
      <text:p text:style-name="Body_20_Text">Our JavaScript files are using two libraries. First, we're using jQuery to take care of our JSON importing, and also Mustache.js to take care of our JavaScript templating. And we need to add them to our projects. Traditionally, that would involve going to the jQuery and Mustache websites, and downloading copies of those libraries or adding them through a Content Delivery Network, or CDN. But there's a much easier way to do this. It's through a node JS application called Browserify. It lets us add our libraries as dependencies. </text:p>
      <text:p text:style-name="Body_20_Text"/>
      <text:p text:style-name="Command_20_Line">npm install --save-dev gulp-browserify</text:p>
      <text:p text:style-name="Command_20_Line">npm install --save-dev jquery</text:p>
      <text:p text:style-name="Command_20_Line">npm install --save-dev mustache</text:p>
      <text:p text:style-name="Command_20_Line"/>
      <text:p text:style-name="Body_20_Text">Then, we need to install a copy of our Browserify plug-in into our gulp file, .js file.</text:p>
      <text:p text:style-name="Body_20_Text">browserify = require('gulp-browserify'),</text:p>
      <text:p text:style-name="Command_20_Line"/>
      <text:p text:style-name="Body_20_Text">All we need to do is add the pipe command to how our JS flows through this gulpfile.js. So here is the place where we work with the JavaScript task. So, right after we concatenate our script into a single file, we can add another pipe command and then send it through the browserify plug-in. </text:p>
      <text:p text:style-name="Body_20_Text">.pipe(browserify())</text:p>
      <text:p text:style-name="Body_20_Text"/>
      <text:p text:style-name="Body_20_Text">And that's pretty much all we need to do in this gulp file. Now, in order to use it with our scripts we need to edit our JavaScript files, so that it requires the libraries that we need. </text:p>
      <text:p text:style-name="Body_20_Text"/>
      <text:p text:style-name="Body_20_Text">You do it in the scripts themselves. So the CoffeeScript version of it is a little bit different just because CoffeeScript is sort of like writing different JavaScript. So we'll push everything into the dollar sign variable by adding a dollar sign, require, and then in quotes, jQuery. - $ = require 'jquery'</text:p>
      <text:p text:style-name="Body_20_Text"/>
      <text:p text:style-name="Body_20_Text">In our template.js file, which is what's using the mustache library. we have the code for flowing this library into a <text:span text:style-name="T1">mustache variable. </text:span></text:p>
      <text:p text:style-name="P1">$(function() {</text:p>
      <text:p text:style-name="P1"><text:s text:c="2"/>var Mustache = require('mustache');</text:p>
      <text:p text:style-name="Body_20_Text">That variable gets used down here:</text:p>
      <text:p text:style-name="P1"><text:s/>$.getJSON('js/data.json', function(data) {</text:p>
      <text:p text:style-name="P1"><text:s text:c="4"/>var template = $('#speakerstpl').html();</text:p>
      <text:p text:style-name="P1"><text:s text:c="4"/>var html = Mustache.to_html(template, data);</text:p>
      <text:p text:style-name="P1"><text:s text:c="4"/>$('#speakers').html(html); <text:s text:c="3"/></text:p>
      <text:p text:style-name="P1"><text:s text:c="2"/>});</text:p>
      <text:p text:style-name="Body_20_Text"><text:soft-page-break/></text:p>
      <text:p text:style-name="Body_20_Text">It's also using jQuery, but because we've already required it into our CoffeeScript component, we don't need to do it again. </text:p>
      <text:p text:style-name="Body_20_Text"/>
      <text:p text:style-name="Body_20_Text">Because we've modified both the JavaScript and the Coffee process in our gulp file, we'll need to re-run those commands again so that it processes the new version of the CoffeeScript file which has the requirement of jQuery, and also the scripts that have the requirement for Mustache.js.</text:p>
      <text:p text:style-name="Body_20_Text"/>
      <text:p text:style-name="Body_20_Text"><text:s/>So, we need to go back into our terminal, and we'll issue a gulp coffee command, and also a gulp js command.</text:p>
      <text:p text:style-name="Command_20_Line">gulp coffee</text:p>
      <text:p text:style-name="Command_20_Line">gulp js</text:p>
      <text:p text:style-name="Body_20_Text"/>
      <text:p text:style-name="Body_20_Text">Now <text:s/>the javascript.js file will include the jquery and mustache libraries – no need to have them in the HTML code.</text:p>
      <text:p text:style-name="Body_20_Text"/>
      <text:p text:style-name="Section_20_Heading">Processing SASS and Compass</text:p>
      <text:p text:style-name="Body_20_Text">For Sass and Compass, I just need to load a single plug-in called Gulp Compass. So I'll do an </text:p>
      <text:p text:style-name="Command_20_Line">npm install --save-dev gulp-compass </text:p>
      <text:p text:style-name="Body_20_Text"/>
      <text:p text:style-name="P1">Changes to gulpfile.js</text:p>
      <text:p text:style-name="Body_20_Text">Now we also need to add it as a variable in our workflow - <text:s/></text:p>
      <text:p text:style-name="P1">compass = require('gulp-compass'),</text:p>
      <text:p text:style-name="Body_20_Text">This will feed all the methods and properties, into this variable that we create, and I'm going to also create a variable for our Sass sources. </text:p>
      <text:p text:style-name="P1">var sassSources = ['components/sass/style.scss'];</text:p>
      <text:p text:style-name="P4">This is the only source needed for SASS because the style.scss had import commands also</text:p>
      <text:p text:style-name="P1"/>
      <text:p text:style-name="SubTitles">Create the gulp task to create the style.css file-tracking</text:p>
      <text:p text:style-name="Body_20_Text">gulp.task('compass', function() {</text:p>
      <text:p text:style-name="Body_20_Text"><text:s text:c="2"/>gulp.src(sassSources)</text:p>
      <text:p text:style-name="Body_20_Text"><text:s text:c="6"/>.pipe(compass({</text:p>
      <text:p text:style-name="Body_20_Text"><text:s text:c="6"/>sass: 'components/sass',</text:p>
      <text:p text:style-name="Body_20_Text"><text:s text:c="6"/>image: 'builds/development/images',</text:p>
      <text:p text:style-name="Body_20_Text"><text:s text:c="6"/>style: 'expanded' </text:p>
      <text:p text:style-name="Body_20_Text"><text:s text:c="4"/>})</text:p>
      <text:p text:style-name="Body_20_Text"><text:s text:c="4"/>.on('error', gutil.log))</text:p>
      <text:p text:style-name="Body_20_Text"><text:s text:c="4"/>.pipe(gulp.dest('builds/development/css'))</text:p>
      <text:p text:style-name="Body_20_Text">});</text:p>
      <text:p text:style-name="Command_20_Line"><text:s/>gulp compass</text:p>
      <text:p text:style-name="Body_20_Text">creates the file styls.css</text:p>
      <text:p text:style-name="Body_20_Text"/>
      <text:p text:style-name="Chapter_20_Heading">Setting Up Builds and Automation</text:p>
      <text:p text:style-name="Section_20_Heading">Issuing Tasks in Sequence and by Default</text:p>
      <text:p text:style-name="Body_20_Text">When you create gulp tasks, you can also pass along an extra parameter that tells gulp the dependencies for the current task. That means that before the current task is executed, you can ask for some other things to get done. So if we wanted the coffee script task to be executed before the JavaScript task ran, we could do that. </text:p>
      <text:p text:style-name="Body_20_Text"/>
      <text:p text:style-name="Body_20_Text">All we have to do is add another parameter to js. And we'll put in an array, a series of tasks that we want as dependencies of the JavaScript task.</text:p>
      <text:p text:style-name="Body_20_Text"><text:s/>So if we add our coffee task here - <text:span text:style-name="T1">gulp.task('coffee',['coffee'], function() {</text:span></text:p>
      <text:p text:style-name="Body_20_Text"/>
      <text:p text:style-name="Body_20_Text">Then before the JavaScript task runs it's also going to execute the coffee script task and you can see that right <text:soft-page-break/>there. </text:p>
      <text:p text:style-name="Body_20_Text"/>
      <text:p text:style-name="Body_20_Text">You can actually create a task that doesn't even have a callback. This would really be a special task whose job it is to execute other tasks. <text:s/>Call it default.</text:p>
      <text:p text:style-name="P1">gulp.task('default', ['coffee', 'js', 'compass']);</text:p>
      <text:p text:style-name="Body_20_Text"/>
      <text:p text:style-name="Body_20_Text">Now just run the gulp without assigning any task. Because we named that task default, it's just going to assume that we want that default task to run. </text:p>
      <text:p text:style-name="Command_20_Line">gulp</text:p>
      <text:p text:style-name="Body_20_Text">Now gulp will process any of the tasks we put in the default array in the gulpfile.js file</text:p>
      <text:p text:style-name="Body_20_Text"/>
      <text:p text:style-name="Section_20_Heading">Watching Changes to Files</text:p>
      <text:p text:style-name="Body_20_Text">gulp has a special method called watch -see the gulp API docs. This method can run continuously in the background, and monitors changes to files. When the files change, you can do a couple of things. </text:p>
      <text:list xml:id="list1302464555594078047" text:style-name="L2">
        <text:list-item>
          <text:p text:style-name="P15">You can run a callback, which is one of those functions with no name that we've been using.</text:p>
        </text:list-item>
        <text:list-item>
          <text:p text:style-name="P15">other option is to run a single task, or a series of tasks. </text:p>
        </text:list-item>
      </text:list>
      <text:p text:style-name="Body_20_Text">Add task to gulpfile.js</text:p>
      <text:p text:style-name="Body_20_Text">gulp.task('watch', function() {</text:p>
      <text:p text:style-name="Body_20_Text"><text:s text:c="2"/>gulp.watch(coffeeSources, ['coffee']);</text:p>
      <text:p text:style-name="Body_20_Text"><text:s text:c="2"/>gulp.watch(jsSources, ['js']);</text:p>
      <text:p text:style-name="Body_20_Text"><text:s text:c="2"/>gulp.watch('components/sass/*.scss', ['compass']);</text:p>
      <text:p text:style-name="Body_20_Text">});</text:p>
      <text:p text:style-name="Body_20_Text">What we do is specify what we want to monitor, and then tell it which task to execute when something in those files change. We have created earlier on some variables to keep track of our different files. <text:s/>- coffeeSources that keeps track of our coffeeScript files, jsSources for our JavaScript, then sassSources for our SAS files. We use this watch task is first specify coffeeSources. <text:s/>And when something in those files change, then I want you to execute the coffee file. Or this could be a function or a callback, just like one of these other ones. Or we can pass it along a task or a series of tasks that we want to execute whenever these files change. </text:p>
      <text:p text:style-name="Body_20_Text"/>
      <text:p text:style-name="Body_20_Text">In our test example, the job of our coffeeScript file, is to generate the tag line tagline.js which is called by the HTML . &lt;h2 class="tagline"&gt;&lt;/h2&gt;</text:p>
      <text:p text:style-name="Body_20_Text">If we make a change in the coffee script file tagline.coffee, the gulp watch <text:span text:style-name="T3">gulp.watch(coffeeSources, ['coffee'])</text:span>; will notice that and process the coffee command further up in the gulpfile and change the tagline.js file which will, when the browser is refreshed, update the tagline class call in the HTML line. Also, because the coffee script change the a js file, the js task will run automatically which watch is active.</text:p>
      <text:p text:style-name="Body_20_Text"/>
      <text:p text:style-name="Body_20_Text">The watch task is very useful, but it's actually a little better when you combine it with the default tasks. </text:p>
      <text:p text:style-name="Body_20_Text">Watch will stay active in the terminal until you stop it – CTRL-C</text:p>
      <text:p text:style-name="Body_20_Text">You can <text:span text:style-name="T1">not</text:span> enter other terminal commands while watch is “watching”. You can however <text:span text:style-name="T1">open another terminal</text:span> <text:span text:style-name="T1">window</text:span> and run your commands in that. </text:p>
      <text:p text:style-name="Body_20_Text"/>
      <text:p text:style-name="Section_20_Heading">Reloading the Browser Automatically</text:p>
      <text:p text:style-name="Body_20_Text">There's one more plugin we can use, and it will automatically reload all of our pages, when we make any changes to our files. This one's called <text:span text:style-name="T1">gulp-connect.</text:span></text:p>
      <text:p text:style-name="Body_20_Text">It will cause a browser reload and the gulp-connect plugin will automatically fire up a server for you as well (if it's necessary for AJAX commands).</text:p>
      <text:p text:style-name="Command_20_Line">npm install --save-dev gulp-connect</text:p>
      <text:p text:style-name="Body_20_Text">Then in gulpfile.js</text:p>
      <text:p text:style-name="Body_20_Text"><text:span text:style-name="T1">Add to variables list</text:span> - connect = require('gulp-connect'),</text:p>
      <text:p text:style-name="P1">Add as a task</text:p>
      <text:p text:style-name="Body_20_Text">gulp.task('connect', function() {</text:p>
      <text:p text:style-name="Body_20_Text"><text:s text:c="2"/>connect.server({</text:p>
      <text:p text:style-name="Body_20_Text"><text:s text:c="4"/>root: 'builds/development/',</text:p>
      <text:p text:style-name="Body_20_Text"><text:soft-page-break/><text:s text:c="4"/>livereload: true</text:p>
      <text:p text:style-name="Body_20_Text"><text:s text:c="2"/>});</text:p>
      <text:p text:style-name="Body_20_Text">});</text:p>
      <text:p text:style-name="Body_20_Text">This will “fire up a server” and then you can pass it different parameters</text:p>
      <text:p text:style-name="Body_20_Text">There's a parameter called <text:span text:style-name="T1">root n</text:span>, and that tells the server where the files we want to run are located. </text:p>
      <text:p text:style-name="Body_20_Text">And then there's another one called <text:span text:style-name="T1">live reload</text:span> <text:s/>- set to true</text:p>
      <text:p text:style-name="Body_20_Text"/>
      <text:p text:style-name="Body_20_Text">Since we have set up this task we also have to add it to the list of things that get done when our Gulp process executes. In the default task will add this connect task, otherwise it'll never execute unless we call it manually. So, that handles firing up the server when the workflow launches. </text:p>
      <text:p text:style-name="Body_20_Text">Now, we also need to let the server know when something has changed. </text:p>
      <text:p text:style-name="Body_20_Text"/>
      <text:p text:style-name="Body_20_Text">To do this, we're going to use a .pipe. In the following tasks:</text:p>
      <text:list xml:id="list8399514420218363200" text:style-name="L3">
        <text:list-item>
          <text:p text:style-name="P16">JavaScript task <text:s/>- add <text:s/>.<text:span text:style-name="T1">pipe(connect.reload()) </text:span><text:span text:style-name="T5">T</text:span>hat's actually going to create the reloading of the page for you. </text:p>
        </text:list-item>
        <text:list-item>
          <text:p text:style-name="P16">Compass task - add <text:s/>.<text:span text:style-name="T1">pipe(connect.reload()) </text:span>That way when we make changes to any of the Compass files it will automatically reload them. </text:p>
        </text:list-item>
      </text:list>
      <text:p text:style-name="Body_20_Text">gulp.task('compass', function() {</text:p>
      <text:p text:style-name="Body_20_Text"><text:s text:c="2"/>gulp.src(sassSources)</text:p>
      <text:p text:style-name="Body_20_Text"><text:s text:c="2"/>/* This next part tells compass how and where to build the css file */</text:p>
      <text:p text:style-name="Body_20_Text"><text:s text:c="4"/>.pipe(compass({</text:p>
      <text:p text:style-name="Body_20_Text"><text:s text:c="6"/>sass: 'components/sass',</text:p>
      <text:p text:style-name="Body_20_Text"><text:s text:c="6"/>image: 'builds/development/images',</text:p>
      <text:p text:style-name="Body_20_Text"><text:s text:c="6"/>style: 'expanded' /* like normal css - so you can read it <text:s/>Use compressed when you're ready to go live */</text:p>
      <text:p text:style-name="Body_20_Text"><text:s text:c="4"/>})</text:p>
      <text:p text:style-name="Body_20_Text"><text:s text:c="4"/>.on('error', gutil.log))</text:p>
      <text:p text:style-name="Body_20_Text"><text:s text:c="4"/>.pipe(gulp.dest('builds/development/css'))</text:p>
      <text:p text:style-name="Body_20_Text"><text:s text:c="4"/>.pipe(connect.reload())</text:p>
      <text:p text:style-name="Body_20_Text">});</text:p>
      <text:p text:style-name="Body_20_Text"/>
      <text:p text:style-name="Body_20_Text">In order to see this work in the development environment, we need tp use the URL given by the connect task - </text:p>
      <text:p text:style-name="git_20_Response">Server started <text:span text:style-name="T1">http://localhost:8080</text:span></text:p>
      <text:p text:style-name="git_20_Response">LiveReload started on port 35729</text:p>
      <text:p text:style-name="Body_20_Text">You don't have to worry about the port - We never want to go here. But just know that is where it'sactually running a live reload server.</text:p>
      <text:p text:style-name="Body_20_Text"/>
      <text:p text:style-name="Body_20_Text">Now we have live reloading. Live reloading makes this workflow just about perfect. Anytime any of the JavaScript, the coffee script, or Sass files change, the browser will reload automatically.</text:p>
      <text:p text:style-name="Body_20_Text"/>
      <text:p text:style-name="Section_20_Heading">Adding Static Reloads</text:p>
      <text:p text:style-name="Body_20_Text">Right now, there's nothing watching our HTMLor JSON files. If we make a change to them, our live reload is not going to work. So we need to add the variables and tasks. </text:p>
      <text:p text:style-name="Body_20_Text"/>
      <text:p text:style-name="Body_20_Text">var htmlSources = ['builds/development/*.html'];</text:p>
      <text:p text:style-name="Body_20_Text">var jsonSources = ['builds/development/js/*.json'];</text:p>
      <text:p text:style-name="Body_20_Text"/>
      <text:p text:style-name="Body_20_Text"><text:s/>gulp.task('html', function() {</text:p>
      <text:p text:style-name="Body_20_Text"><text:s text:c="4"/>gulp.src(htmlSources)</text:p>
      <text:p text:style-name="Body_20_Text"><text:s text:c="5"/>.pipe(connect.reload())</text:p>
      <text:p text:style-name="Body_20_Text">});</text:p>
      <text:p text:style-name="Body_20_Text"/>
      <text:p text:style-name="Body_20_Text">gulp.task('json', function() {</text:p>
      <text:p text:style-name="Body_20_Text"><text:s text:c="2"/>gulp.src(jsonSources)</text:p>
      <text:p text:style-name="Body_20_Text"><text:s text:c="4"/>.pipe(connect.reload())</text:p>
      <text:p text:style-name="Body_20_Text">});</text:p>
      <text:p text:style-name="Body_20_Text"><text:soft-page-break/></text:p>
      <text:p text:style-name="Body_20_Text">Finally, add them to the list of things being watched - </text:p>
      <text:p text:style-name="Body_20_Text">gulp.watch(htmlSources, ['html']);</text:p>
      <text:p text:style-name="Body_20_Text">gulp.watch(jsonSources, ['json']);</text:p>
      <text:p text:style-name="Body_20_Text"/>
      <text:p text:style-name="Chapter_20_Heading">Creating Production Builds</text:p>
      <text:p text:style-name="Section_20_Heading">Setting up Environment Variables</text:p>
      <text:p text:style-name="Body_20_Text">Our files are really not optimized for a production server. How do we get gulp to be flexible and work in two different environments? <text:span text:style-name="T1">Environment variables. </text:span>An environment variable is something you can set as part of your computer's processes that can affect the way an application works. When the application runs, it can check the value of one of these variables. <text:span text:style-name="T1">Node.js </text:span>provides a special way of accessing these type of environment variables through your application, by a process called <text:span text:style-name="T1">process.env. </text:span></text:p>
      <text:p text:style-name="P4"/>
      <text:p text:style-name="P4">We can actually check for this, by adding a variable. In our gulpfile, we create something called env. and set it to use this process.env that note provides. And check to see if we've set up a NODE.ENV variable. This is the environment variable. And then push that value into this ENV variable. If that variable is not set, then we can use a default value of development. That way, if we'd set this up in our operating system, then this new variable, called env, would get the value of whatever we set, otherwise, it'll just assume that we're in the development environment. </text:p>
      <text:p text:style-name="P4"/>
      <text:p text:style-name="Body_20_Text">That's going to allow us to do a few things, conditionally. But to do so, we're going to have to modify our variable declarations by <text:span text:style-name="T5">separating the declaration from the assignment</text:span>. </text:p>
      <text:p text:style-name="Body_20_Text"/>
      <text:p text:style-name="Body_20_Text">Previously we created a variable called coffeeSources and immediately set it to something else. </text:p>
      <text:p text:style-name="Body_20_Text">var coffeeSources = ['components/coffee/tagline.coffee'];</text:p>
      <text:p text:style-name="Body_20_Text"/>
      <text:p text:style-name="Body_20_Text">Now, we're going to need to be able to do that conditionally. In order to do so, we create a variable area and declare everything in it, separating the var declarations from the assignment.</text:p>
      <text:p text:style-name="Body_20_Text">var env,</text:p>
      <text:p text:style-name="Body_20_Text"><text:s text:c="4"/>coffeeSources,</text:p>
      <text:p text:style-name="Body_20_Text"><text:s text:c="4"/>jsSources,</text:p>
      <text:p text:style-name="Body_20_Text"><text:s text:c="4"/>sassSources,</text:p>
      <text:p text:style-name="Body_20_Text"><text:s text:c="4"/>htmlSources,</text:p>
      <text:p text:style-name="Body_20_Text"><text:s text:c="4"/>jsonSources,</text:p>
      <text:p text:style-name="Body_20_Text"><text:s text:c="4"/>outputDir, <text:s/>---- added since previous lesson</text:p>
      <text:p text:style-name="Body_20_Text"><text:s text:c="4"/>sassStyle;</text:p>
      <text:p text:style-name="Body_20_Text"/>
      <text:p text:style-name="Body_20_Text">Then we can just make assignments later on. → coffeeSources = ['components/coffee/tagline.coffee'], etc.</text:p>
      <text:p text:style-name="Body_20_Text"/>
      <text:p text:style-name="Body_20_Text">Now we can determine the outputDir depending on the environment. We can modify how the output directory variable is used, depending on what we set up as the environment variable. We set up an if statement that says <text:s/>if the environment variable currently points to development, then we'll do one thing, otherwise we'll do something else.</text:p>
      <text:p text:style-name="Body_20_Text">if (env==='development') {</text:p>
      <text:p text:style-name="Body_20_Text"><text:s text:c="2"/>outputDir = 'builds/development/';</text:p>
      <text:p text:style-name="Body_20_Text"><text:s text:c="2"/>sassStyle = 'expanded';</text:p>
      <text:p text:style-name="Body_20_Text">} else {</text:p>
      <text:p text:style-name="Body_20_Text"><text:s text:c="2"/>outputDir = 'builds/production/';</text:p>
      <text:p text:style-name="Body_20_Text"><text:s text:c="2"/>sassStyle = 'compressed';</text:p>
      <text:p text:style-name="Body_20_Text">}</text:p>
      <text:p text:style-name="Body_20_Text"><text:span text:style-name="T1">Note</text:span>: Because of this change, we had to find any reference to builds/development and replace it with outputDir</text:p>
      <text:p text:style-name="Body_20_Text"><text:span text:style-name="T1">Note</text:span>: To change environment variable - <text:span text:style-name="T6"><text:s/></text:span></text:p>
      <text:p text:style-name="P11">NODE_ENV=production(or whatever is appropriate to the project)</text:p>
      <text:p text:style-name="Body_20_Text"/>
      <text:p text:style-name="Body_20_Text"><text:soft-page-break/>Now running gulp will place the styles.css and script.js file in the production folder</text:p>
      <text:p text:style-name="Body_20_Text">In order to get the SASS style we want for the production environment, we need to add another section to the if statement regarding the env:</text:p>
      <text:p text:style-name="Body_20_Text"/>
      <text:p text:style-name="Body_20_Text">We have found a way of creating an environment variable which we can set when we run our commands that allows us to create different scenarios depending on what's happening with our application.</text:p>
      <text:p text:style-name="Body_20_Text">Now that we have the tools to create workflows, it's super easy to manage our tasks in such a way that we can accommodate any kind of environment that we want, not just in development but also in production. </text:p>
      <text:p text:style-name="Body_20_Text"/>
      <text:p text:style-name="Section_20_Heading">Uglifying Conditionally with gulpif</text:p>
      <text:p text:style-name="Body_20_Text">We can create different scenarios through environment variables, but there's another way to create conditional content. We can use another plugin called gulp-if to create all kinds of conditional tasks. The difference with gulp-if is that you can put it within the tasks themselves. </text:p>
      <text:p text:style-name="Command_20_Line">npm install --save-dev gulp-if</text:p>
      <text:p text:style-name="Body_20_Text">Now we can create conditional statements. Go to gulpfile.js and add the variable and require the plugin. </text:p>
      <text:p text:style-name="Body_20_Text">Let's try uglifying our JavaScript with a plugin called gulp-uglify. gulp-uglify is not just a plugin, it's actually a JavaScript library. And it gives you a lot of different options to control how your code should be minified.</text:p>
      <text:p text:style-name="Command_20_Line">npm install --save-dev gulp-uglify</text:p>
      <text:p text:style-name="Body_20_Text">Go to gulpfile.js and add the variable and require the plugin.</text:p>
      <text:p text:style-name="Body_20_Text">Now we can include the uglify method in a gulpfile task</text:p>
      <text:p text:style-name="Body_20_Text">In the js task add the line</text:p>
      <text:p text:style-name="Body_20_Text">.pipe(gulpif(env === 'production', uglify()))</text:p>
      <text:p text:style-name="Body_20_Text">No when we run the gulp file in the production mode, the script.js file will be minified in to 3 lines (from over 10,000)</text:p>
      <text:p text:style-name="Body_20_Text"/>
      <text:p text:style-name="Body_20_Text">gulpif combined with other plugins, is a really powerful way to perform conditional commands within the task process itself. Sometimes it's more convenient to do conditional statements within the tasks themselves, and sometimes it's better to do them globally. Either way, that gives you a lot of different tools to create workflows. </text:p>
      <text:p text:style-name="Body_20_Text"/>
      <text:p text:style-name="Section_20_Heading">Minifying HTML</text:p>
      <text:p text:style-name="Body_20_Text">Since we're minifying all the other code, let's go ahead and add the plugin that will take the index.html file from the Development server and put it in production, compressed and minified. The plugin you need to use for that is called gulp-minify-html </text:p>
      <text:p text:style-name="Command_20_Line">npm install --save-dev gulp-minify-html</text:p>
      <text:p text:style-name="Body_20_Text">Add to the gulpfile.js as a variable - <text:span text:style-name="T1">minifyHTML = require('gulp-minify-html'),</text:span></text:p>
      <text:p text:style-name="Body_20_Text"><text:span text:style-name="T5">Now, in gulpfile.js </text:span>we'll need to do is go into the task for html and add a couple of conditional statements. </text:p>
      <text:p text:style-name="Body_20_Text"/>
      <text:p text:style-name="Body_20_Text">.pipe(gulpif(env === 'production', minifyHTML()))</text:p>
      <text:p text:style-name="Body_20_Text"><text:s/>.pipe(gulpif(env === 'production', gulp.dest(outputDir)))</text:p>
      <text:p text:style-name="Body_20_Text"/>
      <text:p text:style-name="Body_20_Text">We also need to modify our watch task for HTML. The reason why we need to modify this is, normally, htmlSources is going to have a value, depending on where it's at. If you look at the htmlSources variable, it looks at the outputDirectory, which is either going to be development or production, depending on the environment variable. It then adds any HTML files within there. </text:p>
      <text:p text:style-name="Body_20_Text">When we're running in production, there is no index.html file here initially. The one that we want is actually still in development. So we're going to have to hardcode that into our watch task so it can find the “working copy” of index.html – no use minifying the production version – you won't be making any changes there. You've go to tell the machine to use the development version. In the watch task, and instead of htmlSources, we need to hardcode <text:s/>builds/development and then just add any HTML files in there but using *.html.</text:p>
      <text:p text:style-name="Body_20_Text"/>
      <text:p text:style-name="P1">gulp.watch('builds/development/*.html', ['html']);</text:p>
      <text:p text:style-name="P1">gulp.src('builds/development/*.html') </text:p>
      <text:p text:style-name="Body_20_Text"/>
      <text:p text:style-name="P11"><text:soft-page-break/>NODE_ENV=production gulp </text:p>
      <text:p text:style-name="P6">will run the gulpfile.js file and create a compressed index.html in the production folder (118 lines to 1 line in our practice project)</text:p>
      <text:p text:style-name="P6"/>
      <text:p text:style-name="P12">Crushing JSON Files</text:p>
      <text:p text:style-name="P7">Since we're crushing and minifying everything else, we're going to take care of JSON the same way. And, of course, there's a plugin for that gulp-jsonminify. </text:p>
      <text:p text:style-name="Command_20_Line">npm install --save-dev gulp-jsonminify</text:p>
      <text:p text:style-name="P5"><text:span text:style-name="T7">Add the variable - </text:span><text:span text:style-name="T8">jsonminify = require('gulp-jsonminify'),</text:span></text:p>
      <text:p text:style-name="P8"/>
      <text:p text:style-name="Body_20_Text"><text:span text:style-name="T9">I</text:span><text:span text:style-name="T7">n the JSON task we're going to have to do something similar to what we did with HTML. </text:span></text:p>
      <text:p text:style-name="P9"/>
      <text:p text:style-name="P9">gulp.src('builds/development/js/*.json')</text:p>
      <text:p text:style-name="P9"><text:s text:c="4"/>.pipe(gulpif(env === 'production', jsonminify()))</text:p>
      <text:p text:style-name="P9"><text:s text:c="4"/>.pipe(gulpif(env === 'production', gulp.dest('builds/production/js')))</text:p>
      <text:p text:style-name="P9"><text:s text:c="4"/>.pipe(connect.reload())</text:p>
      <text:p text:style-name="P9">Now any JSON files will be compressed into the production folder</text:p>
      <text:p text:style-name="P9"/>
      <text:p text:style-name="P13">Compressing Images</text:p>
      <text:p text:style-name="P9">This is totally optional since compressing images is sort of tricky, and automation of image compression can be controversial since you may want more fine grain control over how this is done. However, there is a plugin that we can use that's pretty flexible and it's called gulp-imagemin. So, it does have a lit of options, but one thing that you have to remember with this plugin is that you're actually going to need another plugin called imagemin-pngcrush to crush all the different types of images. </text:p>
      <text:p text:style-name="P9"/>
      <text:p text:style-name="P9">As of the date of this recording, there is an issue with the way that Windows handles extra long file names, which unfortunately happens when installing the image compression plugin. So, you may want to consider not running the plugin in this last video because you may end up with some folders that will be tough to delete. </text:p>
      <text:p text:style-name="Body_20_Text">It may not be an issue but, just in case, if you end up with folders that you can't delete, make sure you take a look at this page <text:a xlink:type="simple" xlink:href="https://goo.gl/jMkHp4" text:style-name="Internet_20_link" text:visited-style-name="Visited_20_Internet_20_Link">https://goo.gl/jMkHp4</text:a></text:p>
      <text:p text:style-name="Body_20_Text"/>
      <text:p text:style-name="P9">Add the variables</text:p>
      <text:p text:style-name="P9">imagemin = require('gulp-imagemin'),</text:p>
      <text:p text:style-name="P9">pngcrush = require('imagemin-pngcrush'),</text:p>
      <text:p text:style-name="P9"/>
      <text:p text:style-name="P9">Add the gulpfile task</text:p>
      <text:p text:style-name="P9">gulp.task('images', function() {</text:p>
      <text:p text:style-name="P9"><text:s text:c="2"/>gulp.src('builds/development/images/**/*.*')</text:p>
      <text:p text:style-name="P9"><text:s text:c="4"/>.pipe(gulpif(env === 'production', imagemin({</text:p>
      <text:p text:style-name="P9"><text:s text:c="6"/>progressive: true,</text:p>
      <text:p text:style-name="P9"><text:s text:c="6"/>svgoPlugins: [{ removeViewBox: false }],</text:p>
      <text:p text:style-name="P9"><text:s text:c="6"/>use: [pngcrush()]</text:p>
      <text:p text:style-name="P9"><text:s text:c="4"/>})))</text:p>
      <text:p text:style-name="P9"><text:s text:c="4"/>.pipe(gulpif(env === 'production', gulp.dest(outputDir + 'images')))</text:p>
      <text:p text:style-name="P9"><text:s text:c="4"/>.pipe(connect.reload())</text:p>
      <text:p text:style-name="P9">});</text:p>
      <text:p text:style-name="P9"/>
      <text:p text:style-name="P9">There's going to be some options that we need to pass along to our imagemin process </text:p>
      <text:p text:style-name="Body_20_Text">set progressive = true. That's progressive compression of images to true</text:p>
      <text:p text:style-name="Body_20_Text">svgoPlugins and pass it along an array with an object that says removeViewBox false. Normally when SVGs are created, they have this ViewBox element. We don't really need that for our images, so we're going to set that to false.</text:p>
      <text:p text:style-name="Body_20_Text">And then we are going to use our pngcrush method that we created. A variable for an installed pngcrush plugin. So that it can process all the PNG files. because this particular plugin only works with that other plugin</text:p>
      <text:p text:style-name="P9"><text:soft-page-break/></text:p>
      <text:p text:style-name="P9">Note:</text:p>
      <text:p text:style-name="P9">You only execute this production task at the very end, when you're ready to upload this to your server. And, what you would do is you would open up this production build and then either push it, or just upload the entire contents of the production folder to your ftp server or whatever you're using for your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list-style-name="">
      <style:paragraph-properties fo:margin-top="0in" fo:margin-bottom="0in" style:text-autospace="none">
        <style:tab-stops/>
      </style:paragraph-properties>
      <style:text-properties fo:color="#000000" style:font-name="Arial" fo:font-size="10pt" style:font-name-asian="Lucida Console" style:font-size-asian="12pt" style:font-name-complex="Lucida Console" style:font-size-complex="12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WorkflowManagemen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0T14:49:20.77</meta:creation-date>
    <dc:date>2017-02-28T09:04:59.84</dc:date>
    <dc:creator>Green Leaf Services</dc:creator>
    <meta:editing-duration>P2DT9H32M7S</meta:editing-duration>
    <meta:editing-cycles>65</meta:editing-cycles>
    <meta:generator>OpenOffice/4.1.3$Win32 OpenOffice.org_project/413m1$Build-9783</meta:generator>
    <meta:document-statistic meta:table-count="0" meta:image-count="0" meta:object-count="0" meta:page-count="12" meta:paragraph-count="353" meta:word-count="5076" meta:character-count="30765"/>
  </office:meta>
</office:document-meta>
</file>